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list-style-name="LFO1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list-style-name="LFO1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style="italic" style:font-style-asian="italic" style:font-style-complex="italic"/>
    </style:style>
    <style:style style:name="P27" style:parent-style-name="Normal" style:list-style-name="LFO1" style:family="paragraph"/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list-style-name="LFO1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list-style-name="LFO1" style:family="paragraph"/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" style:list-style-name="LFO1" style:family="paragraph"/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rmal" style:list-style-name="LFO1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style="italic" style:font-style-asian="italic" style:font-style-complex="italic"/>
    </style:style>
    <style:style style:name="P38" style:parent-style-name="Normal" style:list-style-name="LFO1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Normal" style:list-style-name="LFO1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style="italic" style:font-style-asian="italic" style:font-style-complex="italic"/>
    </style:style>
    <style:style style:name="P43" style:parent-style-name="Normal" style:list-style-name="LFO1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list-style-name="LFO1" style:family="paragraph"/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Normal" style:list-style-name="LFO1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1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2" style:family="paragraph"/>
    <style:style style:name="T52" style:parent-style-name="DefaultParagraphFont" style:family="text">
      <style:text-properties fo:font-style="italic" style:font-style-asian="italic" style:font-style-complex="italic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3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Normal" style:list-style-name="LFO3" style:family="paragraph"/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list-style-name="LFO3" style:family="paragraph"/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3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style="italic" style:font-style-asian="italic" style:font-style-complex="italic"/>
    </style:style>
    <style:style style:name="P63" style:parent-style-name="Normal" style:list-style-name="LFO3" style:family="paragraph"/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Normal" style:list-style-name="LFO4" style:family="paragraph"/>
    <style:style style:name="T66" style:parent-style-name="DefaultParagraphFont" style:family="text">
      <style:text-properties fo:font-style="italic" style:font-style-asian="italic" style:font-style-complex="italic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Normal" style:list-style-name="LFO5" style:family="paragraph"/>
    <style:style style:name="P74" style:parent-style-name="Normal" style:list-style-name="LFO5" style:family="paragraph"/>
    <style:style style:name="P75" style:parent-style-name="Normal" style:list-style-name="LFO5" style:family="paragraph"/>
    <style:style style:name="P76" style:parent-style-name="Normal" style:list-style-name="LFO5" style:family="paragraph"/>
    <style:style style:name="P77" style:parent-style-name="Normal" style:list-style-name="LFO5" style:family="paragraph"/>
    <style:style style:name="P78" style:parent-style-name="Normal" style:list-style-name="LFO5" style:family="paragraph"/>
    <style:style style:name="P79" style:parent-style-name="Normal" style:list-style-name="LFO5" style:family="paragraph"/>
    <style:style style:name="P80" style:parent-style-name="Normal" style:list-style-name="LFO5" style:family="paragraph"/>
    <style:style style:name="P81" style:parent-style-name="Normal" style:list-style-name="LFO5" style:family="paragraph"/>
    <style:style style:name="P82" style:parent-style-name="Normal" style:list-style-name="LFO5" style:family="paragraph"/>
    <style:style style:name="T83" style:parent-style-name="DefaultParagraphFont" style:family="text">
      <style:text-properties fo:font-weight="bold" style:font-weight-asian="bold" style:font-weight-complex="bold"/>
    </style:style>
    <style:style style:name="P84" style:parent-style-name="Normal" style:list-style-name="LFO6" style:family="paragraph"/>
    <style:style style:name="T85" style:parent-style-name="DefaultParagraphFont" style:family="text">
      <style:text-properties fo:font-style="italic" style:font-style-asian="italic" style:font-style-complex="italic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P88" style:parent-style-name="Normal" style:list-style-name="LFO7" style:family="paragraph"/>
    <style:style style:name="T89" style:parent-style-name="DefaultParagraphFont" style:family="text">
      <style:text-properties fo:font-weight="bold" style:font-weight-asian="bold" style:font-weight-complex="bold"/>
    </style:style>
    <style:style style:name="P90" style:parent-style-name="Normal" style:list-style-name="LFO7" style:family="paragraph"/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Normal" style:list-style-name="LFO7" style:family="paragraph"/>
    <style:style style:name="T93" style:parent-style-name="DefaultParagraphFont" style:family="text">
      <style:text-properties fo:font-weight="bold" style:font-weight-asian="bold" style:font-weight-complex="bold"/>
    </style:style>
    <style:style style:name="P94" style:parent-style-name="Normal" style:list-style-name="LFO8" style:family="paragraph"/>
    <style:style style:name="T95" style:parent-style-name="DefaultParagraphFont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Gmail Advanced Usage: Task-Oriented Guide</text:p>
      <text:p text:style-name="Normal">This document focuses on achieving specific results within Gmail, assuming a basic familiarity with the interface. It emphasizes "how-to" instructions rather than detailed interface descriptions, targeting users aiming to maximize their Gmail efficiency.</text:p>
      <text:p text:style-name="Normal"><text:span text:style-name="T2">I. Managing Email Overload with Advanced Filtering and Automation</text:span></text:p>
      <text:p text:style-name="Normal">Many users struggle with inbox clutter. This section outlines techniques for automating email organization.</text:p>
      <text:p text:style-name="Normal"><text:span text:style-name="T3">Task 1: Creating Complex Filters for Automated Email Management</text:span></text:p>
      <text:p text:style-name="Normal">Filters automate actions on incoming emails based on specified criteria.</text:p>
      <text:list text:style-name="LFO1" text:continue-numbering="true">
        <text:list-item>
          <text:p text:style-name="P4"><text:span text:style-name="T5">Open Gmail Settings:</text:span><text:s/>Click the gear icon (Settings) in the top right corner and select "See all settings."</text:p>
        </text:list-item>
        <text:list-item>
          <text:p text:style-name="P6"><text:span text:style-name="T7">Navigate to Filters and Blocked Addresses:</text:span><text:s/>Select this tab.</text:p>
        </text:list-item>
        <text:list-item>
          <text:p text:style-name="P8"><text:span text:style-name="T9">Create a New Filter:</text:span><text:s/>Click "Create a new filter."</text:p>
        </text:list-item>
        <text:list-item>
          <text:p text:style-name="P10"><text:span text:style-name="T11">Define Filter Criteria:</text:span><text:s/>Utilize multiple criteria for precise targeting:<text:s/></text:p>
          <text:list text:continue-numbering="true">
            <text:list-item>
              <text:p text:style-name="P12"><text:span text:style-name="T13">From:</text:span><text:s/>Sender's email address.</text:p>
            </text:list-item>
            <text:list-item>
              <text:p text:style-name="P14"><text:span text:style-name="T15">To:</text:span><text:s/>Recipient's email address (useful for mailing lists).</text:p>
            </text:list-item>
            <text:list-item>
              <text:p text:style-name="P16"><text:span text:style-name="T17">Subject:</text:span><text:s/>Keywords in the subject line.</text:p>
            </text:list-item>
            <text:list-item>
              <text:p text:style-name="P18"><text:span text:style-name="T19">Has the words:</text:span><text:s/>Keywords within the email body.</text:p>
            </text:list-item>
            <text:list-item>
              <text:p text:style-name="P20"><text:span text:style-name="T21">Doesn't have:</text:span><text:s/>Exclude emails containing specific words.</text:p>
            </text:list-item>
            <text:list-item>
              <text:p text:style-name="P22"><text:span text:style-name="T23">Has attachment:</text:span><text:s/>Filters emails with attachments.</text:p>
            </text:list-item>
          </text:list>
        </text:list-item>
        <text:list-item>
          <text:p text:style-name="P24"><text:span text:style-name="T25">Test Your Filter:</text:span><text:s/>Before applying actions, click "Test search" to preview matching emails.<text:s/><text:span text:style-name="T26">Supporting Concept:</text:span><text:s/>Testing prevents unintended actions on large numbers of emails.</text:p>
        </text:list-item>
        <text:list-item>
          <text:p text:style-name="P27"><text:span text:style-name="T28">Choose Filter Actions:</text:span><text:s/>After testing, click "Create filter" and select actions:<text:s/></text:p>
          <text:list text:continue-numbering="true">
            <text:list-item>
              <text:p text:style-name="P29"><text:span text:style-name="T30">Skip the Inbox (Archive it):</text:span><text:s/>Removes the email from the inbox but keeps it accessible in "All Mail."</text:p>
            </text:list-item>
            <text:list-item>
              <text:p text:style-name="P31"><text:span text:style-name="T32">Mark as read:</text:span><text:s/>Automatically marks matching emails as read.</text:p>
            </text:list-item>
            <text:list-item>
              <text:p text:style-name="P33"><text:span text:style-name="T34">Star it:</text:span><text:s/>Adds a star for easy identification.</text:p>
            </text:list-item>
            <text:list-item>
              <text:p text:style-name="P35"><text:span text:style-name="T36">Apply the label:</text:span><text:s/>Assigns a label for organization.<text:s/><text:span text:style-name="T37">Supporting Concept:</text:span><text:s/>Labels act like folders but an email can have multiple labels.</text:p>
            </text:list-item>
            <text:list-item>
              <text:p text:style-name="P38"><text:span text:style-name="T39">Forward it:</text:span><text:s/>Automatically forwards matching emails.</text:p>
            </text:list-item>
            <text:list-item>
              <text:p text:style-name="P40"><text:span text:style-name="T41">Delete it:</text:span><text:s/>Automatically deletes matching emails.<text:s/><text:span text:style-name="T42">Caution:</text:span><text:s/>Use with care.</text:p>
            </text:list-item>
            <text:list-item>
              <text:p text:style-name="P43"><text:span text:style-name="T44">Never send it to Spam:</text:span><text:s/>Ensures emails from specific senders never end up in spam.</text:p>
            </text:list-item>
            <text:list-item>
              <text:p text:style-name="P45"><text:span text:style-name="T46">Always mark it as important:</text:span><text:s/>Marks matching emails as important.</text:p>
            </text:list-item>
            <text:list-item>
              <text:p text:style-name="P47"><text:span text:style-name="T48">Categorize as:</text:span><text:s/>Assigns a category (Primary, Social, Promotions, etc.).</text:p>
            </text:list-item>
          </text:list>
        </text:list-item>
        <text:list-item>
          <text:p text:style-name="P49"><text:span text:style-name="T50">Apply Filter to Existing Conversations:</text:span><text:s/>Check the box to apply the filter to existing emails matching the criteria.</text:p>
        </text:list-item>
      </text:list>
      <text:list text:style-name="LFO2" text:continue-numbering="true">
        <text:list-item>
          <text:p text:style-name="P51"><text:span text:style-name="T52">Reference Information:</text:span><text:s/>Combining multiple criteria (e.g., "From: [email address removed]" AND "Subject: Discount") creates highly specific filters.</text:p>
        </text:list-item>
      </text:list>
      <text:p text:style-name="Normal"><text:span text:style-name="T53">Task 2: Utilizing Labels for Enhanced Organization</text:span></text:p>
      <text:p text:style-name="Normal">Labels provide a flexible way to categorize emails.</text:p>
      <text:list text:style-name="LFO3" text:continue-numbering="true">
        <text:list-item>
          <text:p text:style-name="P54"><text:span text:style-name="T55">Create a New Label:</text:span><text:s/>In the left-hand navigation panel, scroll down and click "More," then "Create new label."</text:p>
        </text:list-item>
        <text:list-item>
          <text:p text:style-name="P56"><text:span text:style-name="T57">Name Your Label:</text:span><text:s/>Enter a descriptive name.</text:p>
        </text:list-item>
        <text:list-item>
          <text:p text:style-name="P58"><text:span text:style-name="T59">Apply Labels Manually:</text:span><text:s/>Select an email, click the "Labels" icon (tag icon), and choose the desired label.</text:p>
        </text:list-item>
        <text:list-item>
          <text:p text:style-name="P60"><text:span text:style-name="T61">Nest Labels:</text:span><text:s/>Create sub-labels for hierarchical organization (e.g., a "Projects" label with sub-labels for individual projects).<text:s/><text:span text:style-name="T62">Supporting Concept:</text:span><text:s/>Nesting provides granular organization.</text:p>
        </text:list-item>
        <text:list-item>
          <text:p text:style-name="P63"><text:span text:style-name="T64">Manage Labels:</text:span><text:s/>In Settings -&gt; Labels, you can show/hide labels in the left-hand panel and manage label colors.</text:p>
        </text:list-item>
      </text:list>
      <text:list text:style-name="LFO4" text:continue-numbering="true">
        <text:list-item>
          <text:p text:style-name="P65"><text:span text:style-name="T66">Reference Information:</text:span><text:s/>Use label colors for visual cues.</text:p>
        </text:list-item>
      </text:list>
      <text:p text:style-name="Normal"><text:span text:style-name="T67">II. Mastering Search and Advanced Search Operators</text:span></text:p>
      <text:p text:style-name="Normal">Gmail's search functionality is powerful when used effectively.</text:p>
      <text:p text:style-name="Normal"><text:span text:style-name="T68">Task 3: Performing Advanced Searches with Operators</text:span></text:p>
      <text:p text:style-name="Normal">Advanced search operators refine search queries.</text:p>
      <text:list text:style-name="LFO5" text:continue-numbering="true">
        <text:list-item>
          <text:p text:style-name="P69"><text:span text:style-name="T70">Use the Search Bar:</text:span><text:s/>Enter your search query in the search bar at the top of the Gmail interface.</text:p>
        </text:list-item>
        <text:list-item>
          <text:p text:style-name="P71"><text:span text:style-name="T72">Utilize Search Operators:</text:span><text:s/>Combine operators for precise results:<text:s/></text:p>
          <text:soft-page-break/>
          <text:list text:continue-numbering="true">
            <text:list-item>
              <text:p text:style-name="P73">from: Searches for emails from a specific sender (e.g., from:john@example.com).</text:p>
            </text:list-item>
            <text:list-item>
              <text:p text:style-name="P74">to: Searches for emails sent to a specific recipient.</text:p>
            </text:list-item>
            <text:list-item>
              <text:p text:style-name="P75">subject: Searches for emails with a specific subject.</text:p>
            </text:list-item>
            <text:list-item>
              <text:p text:style-name="P76">has:attachment Searches for emails with attachments.</text:p>
            </text:list-item>
            <text:list-item>
              <text:p text:style-name="P77">filename: Searches for emails with a specific filename.</text:p>
            </text:list-item>
            <text:list-item>
              <text:p text:style-name="P78">after: and before: Search for emails within a date range (e.g., after:2023/10/26 before:2023/10/28).</text:p>
            </text:list-item>
            <text:list-item>
              <text:p text:style-name="P79">label: Searches for emails with a specific label (e.g., label:Projects).</text:p>
            </text:list-item>
            <text:list-item>
              <text:p text:style-name="P80">- (minus sign): Excludes results containing a specific term (e.g., meeting -cancelled).</text:p>
            </text:list-item>
            <text:list-item>
              <text:p text:style-name="P81">OR: Searches for emails containing either term (e.g. meeting OR conference).</text:p>
            </text:list-item>
          </text:list>
        </text:list-item>
        <text:list-item>
          <text:p text:style-name="P82"><text:span text:style-name="T83">Combine Operators:</text:span><text:s/>Combine operators for highly specific searches (e.g., from:john@example.com has:attachment after:2023/10/01).</text:p>
        </text:list-item>
      </text:list>
      <text:list text:style-name="LFO6" text:continue-numbering="true">
        <text:list-item>
          <text:p text:style-name="P84"><text:span text:style-name="T85">Reference Information:</text:span><text:s/>A full list of Gmail search operators can be found in Google's support documentation.</text:p>
        </text:list-item>
      </text:list>
      <text:p text:style-name="Normal"><text:span text:style-name="T86">III. Utilizing Gmail Labs (If Available)</text:span></text:p>
      <text:p text:style-name="Normal">Gmail Labs offers experimental features that can enhance productivity. (Note: Google sometimes retires Labs features).</text:p>
      <text:p text:style-name="Normal"><text:span text:style-name="T87">Task 4: Enabling and Utilizing Gmail Labs Features</text:span></text:p>
      <text:list text:style-name="LFO7" text:continue-numbering="true">
        <text:list-item>
          <text:p text:style-name="P88"><text:span text:style-name="T89">Access Labs:</text:span><text:s/>In Settings -&gt; Advanced (or Labs, depending on your Gmail version), you'll see a list of available Labs.</text:p>
        </text:list-item>
        <text:list-item>
          <text:p text:style-name="P90"><text:span text:style-name="T91">Enable a Lab:</text:span><text:s/>Select "Enable" next to the desired Lab and click "Save Changes" at the bottom.</text:p>
        </text:list-item>
        <text:list-item>
          <text:p text:style-name="P92"><text:span text:style-name="T93">Explore the Lab's Functionality:</text:span><text:s/>Each Lab has its own specific functionality. Refer to the Lab's description for instructions.</text:p>
        </text:list-item>
      </text:list>
      <text:list text:style-name="LFO8" text:continue-numbering="true">
        <text:list-item>
          <text:p text:style-name="P94"><text:span text:style-name="T95">Supporting Concept:</text:span><text:s/>Labs features are experimental and may change or be removed.</text:p>
        </text:list-item>
      </text:list>
      <text:p text:style-name="Normal">This document provides a starting point for advanced Gmail usage. By mastering these tasks, users can significantly improve their email management efficiency. Remember to consult Google's official documentation for the most up-to-date information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iam Ferreira Ambrosio</meta:initial-creator>
    <dc:creator>Liam Ferreira Ambrosio</dc:creator>
    <meta:creation-date>2025-01-14T11:02:00Z</meta:creation-date>
    <dc:date>2025-01-14T11:03:00Z</dc:date>
    <meta:template xlink:href="Normal" xlink:type="simple"/>
    <meta:editing-cycles>1</meta:editing-cycles>
    <meta:editing-duration>PT0S</meta:editing-duration>
    <meta:document-statistic meta:page-count="3" meta:paragraph-count="10" meta:word-count="781" meta:character-count="5224" meta:row-count="37" meta:non-whitespace-character-count="4453"/>
  </office:meta>
</office:document-meta>
</file>